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undenkarte</text:p>
      <text:p text:style-name="Standard"/>
      <text:p text:style-name="Standard">Einführung einer Kundenkarte</text:p>
      <text:p text:style-name="Standard"/>
      <text:p text:style-name="Standard">Die Kundenkarte soll primär statistischen Zwecken dienen. Zudem könnte sie dem Kunden Zusatznutzen erbringen, wie z.B. Abfrage persönlicher Informationen (Bestellungsverlauf, Umsatz etc.), Treuerabatte, Informationen etc.</text:p>
      <text:p text:style-name="Standard"/>
      <text:p text:style-name="Standard">Ablauf</text:p>
      <text:p text:style-name="Standard">Während des Kassiervorgangs wird die Kundenkarte gescannt. Die Kasse ruft aus Galileo die Kundendaten ab und versieht den in Bearbeitung befindlichen Beleg mit der Kundennummer. Wenn die gescannte Nummer unbekannt ist, wird sie nicht akzeptiert. Bei mehrmaligem Scannen von Kundenkarten innerhalb eines Kassiervorgangs wird der jeweils letzte gültige Wert übernommen. Das Abspeichern des Belegs wird dahingehend erweitert, dass beim Verbuchen der Titel in Galileo die Kundennummer mitgegeben wird.</text:p>
      <text:p text:style-name="Standard"/>
      <text:p text:style-name="Standard">Identifikation der Kundennummer durch eigenen EAN-Nummerkreis.</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Christian Eugster</meta:initial-creator>
    <meta:creation-date>2006-03-22T00:25:54</meta:creation-date>
    <dc:creator>Christian Eugster</dc:creator>
    <dc:date>2006-03-22T00:36:35</dc:date>
    <dc:language>de-DE</dc:language>
    <meta:editing-cycles>2</meta:editing-cycles>
    <meta:editing-duration>PT10M52S</meta:editing-duration>
    <meta:user-defined meta:name="Info 1"/>
    <meta:user-defined meta:name="Info 2"/>
    <meta:user-defined meta:name="Info 3"/>
    <meta:user-defined meta:name="Info 4"/>
    <meta:document-statistic meta:table-count="0" meta:image-count="0" meta:object-count="0" meta:page-count="1" meta:paragraph-count="6" meta:word-count="105" meta:character-count="825"/>
  </office:meta>
</office:document-meta>
</file>